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cfe7f5"/>
      <style:text-properties style:font-name="Arial" style:font-name-asian="Andale Sans UI" style:font-name-complex="Tahoma"/>
    </style:style>
  </office:automatic-styles>
  <office:body>
    <office:spreadsheet>
      <table:table table:name="Base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ア</text:p>
          </table:table-cell>
          <table:table-cell table:style-name="ce1" office:value-type="string">
            <text:p>イ</text:p>
          </table:table-cell>
          <table:table-cell table:style-name="ce1" office:value-type="string">
            <text:p>ウ</text:p>
          </table:table-cell>
          <table:table-cell table:style-name="ce1" office:value-type="string">
            <text:p>エ</text:p>
          </table:table-cell>
          <table:table-cell table:style-name="ce1" office:value-type="string">
            <text:p>オ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u</text:p>
            <text:p>wu</text:p>
            <text:p>whu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カ</text:p>
          </table:table-cell>
          <table:table-cell table:style-name="ce1" office:value-type="string">
            <text:p>キ</text:p>
          </table:table-cell>
          <table:table-cell table:style-name="ce1" office:value-type="string">
            <text:p>ク</text:p>
          </table:table-cell>
          <table:table-cell table:style-name="ce1" office:value-type="string">
            <text:p>ケ</text:p>
          </table:table-cell>
          <table:table-cell table:style-name="ce1" office:value-type="string">
            <text:p>コ</text:p>
          </table:table-cell>
          <table:table-cell table:style-name="ce1" office:value-type="string">
            <text:p>ガ</text:p>
          </table:table-cell>
          <table:table-cell table:style-name="ce1" office:value-type="string">
            <text:p>ギ</text:p>
          </table:table-cell>
          <table:table-cell table:style-name="ce1" office:value-type="string">
            <text:p>グ</text:p>
          </table:table-cell>
          <table:table-cell table:style-name="ce1" office:value-type="string">
            <text:p>ゲ</text:p>
          </table:table-cell>
          <table:table-cell table:style-name="ce1" office:value-type="string">
            <text:p>ゴ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ka</text:p>
            <text:p>ca</text:p>
          </table:table-cell>
          <table:table-cell office:value-type="string">
            <text:p>ki</text:p>
          </table:table-cell>
          <table:table-cell office:value-type="string">
            <text:p>ku</text:p>
            <text:p>cu</text:p>
            <text:p>qu</text:p>
          </table:table-cell>
          <table:table-cell office:value-type="string">
            <text:p>ke</text:p>
          </table:table-cell>
          <table:table-cell office:value-type="string">
            <text:p>ko</text:p>
            <text:p>co</text:p>
          </table:table-cell>
          <table:table-cell office:value-type="string">
            <text:p>ga</text:p>
          </table:table-cell>
          <table:table-cell office:value-type="string">
            <text:p>gi</text:p>
          </table:table-cell>
          <table:table-cell office:value-type="string">
            <text:p>gu</text:p>
          </table:table-cell>
          <table:table-cell office:value-type="string">
            <text:p>ge</text:p>
          </table:table-cell>
          <table:table-cell office:value-type="string">
            <text:p>g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サ</text:p>
          </table:table-cell>
          <table:table-cell table:style-name="ce1" office:value-type="string">
            <text:p>シ</text:p>
          </table:table-cell>
          <table:table-cell table:style-name="ce1" office:value-type="string">
            <text:p>ス</text:p>
          </table:table-cell>
          <table:table-cell table:style-name="ce1" office:value-type="string">
            <text:p>セ</text:p>
          </table:table-cell>
          <table:table-cell table:style-name="ce1" office:value-type="string">
            <text:p>ソ</text:p>
          </table:table-cell>
          <table:table-cell table:style-name="ce1" office:value-type="string">
            <text:p>ザ</text:p>
          </table:table-cell>
          <table:table-cell table:style-name="ce1" office:value-type="string">
            <text:p>ジ</text:p>
          </table:table-cell>
          <table:table-cell table:style-name="ce1" office:value-type="string">
            <text:p>ズ</text:p>
          </table:table-cell>
          <table:table-cell table:style-name="ce1" office:value-type="string">
            <text:p>ゼ</text:p>
          </table:table-cell>
          <table:table-cell table:style-name="ce1" office:value-type="string">
            <text:p>ゾ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sa</text:p>
          </table:table-cell>
          <table:table-cell office:value-type="string">
            <text:p>si</text:p>
            <text:p>shi</text:p>
            <text:p>ci</text:p>
          </table:table-cell>
          <table:table-cell office:value-type="string">
            <text:p>su</text:p>
          </table:table-cell>
          <table:table-cell office:value-type="string">
            <text:p>se</text:p>
            <text:p>ce</text:p>
          </table:table-cell>
          <table:table-cell office:value-type="string">
            <text:p>so</text:p>
          </table:table-cell>
          <table:table-cell office:value-type="string">
            <text:p>za</text:p>
          </table:table-cell>
          <table:table-cell office:value-type="string">
            <text:p>zi</text:p>
            <text:p>ji</text:p>
          </table:table-cell>
          <table:table-cell office:value-type="string">
            <text:p>zu</text:p>
          </table:table-cell>
          <table:table-cell office:value-type="string">
            <text:p>ze</text:p>
          </table:table-cell>
          <table:table-cell office:value-type="string">
            <text:p>z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タ</text:p>
          </table:table-cell>
          <table:table-cell table:style-name="ce1" office:value-type="string">
            <text:p>チ</text:p>
          </table:table-cell>
          <table:table-cell table:style-name="ce1" office:value-type="string">
            <text:p>ツ</text:p>
          </table:table-cell>
          <table:table-cell table:style-name="ce1" office:value-type="string">
            <text:p>テ</text:p>
          </table:table-cell>
          <table:table-cell table:style-name="ce1" office:value-type="string">
            <text:p>ト</text:p>
          </table:table-cell>
          <table:table-cell table:style-name="ce1" office:value-type="string">
            <text:p>ダ</text:p>
          </table:table-cell>
          <table:table-cell table:style-name="ce1" office:value-type="string">
            <text:p>ヂ</text:p>
          </table:table-cell>
          <table:table-cell table:style-name="ce1" office:value-type="string">
            <text:p>ヅ</text:p>
          </table:table-cell>
          <table:table-cell table:style-name="ce1" office:value-type="string">
            <text:p>デ</text:p>
          </table:table-cell>
          <table:table-cell table:style-name="ce1" office:value-type="string">
            <text:p>ド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ta</text:p>
          </table:table-cell>
          <table:table-cell office:value-type="string">
            <text:p>ti</text:p>
            <text:p>chi</text:p>
          </table:table-cell>
          <table:table-cell office:value-type="string">
            <text:p>tu</text:p>
            <text:p>tsu</text:p>
          </table:table-cell>
          <table:table-cell office:value-type="string">
            <text:p>te</text:p>
          </table:table-cell>
          <table:table-cell office:value-type="string">
            <text:p>to</text:p>
          </table:table-cell>
          <table:table-cell office:value-type="string">
            <text:p>da</text:p>
          </table:table-cell>
          <table:table-cell office:value-type="string">
            <text:p>di</text:p>
          </table:table-cell>
          <table:table-cell office:value-type="string">
            <text:p>du</text:p>
          </table:table-cell>
          <table:table-cell office:value-type="string">
            <text:p>de</text:p>
          </table:table-cell>
          <table:table-cell office:value-type="string">
            <text:p>d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ナ</text:p>
          </table:table-cell>
          <table:table-cell table:style-name="ce1" office:value-type="string">
            <text:p>ニ</text:p>
          </table:table-cell>
          <table:table-cell table:style-name="ce1" office:value-type="string">
            <text:p>ヌ</text:p>
          </table:table-cell>
          <table:table-cell table:style-name="ce1" office:value-type="string">
            <text:p>ネ</text:p>
          </table:table-cell>
          <table:table-cell table:style-name="ce1" office:value-type="string">
            <text:p>ノ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na</text:p>
          </table:table-cell>
          <table:table-cell office:value-type="string">
            <text:p>ni</text:p>
          </table:table-cell>
          <table:table-cell office:value-type="string">
            <text:p>nu</text:p>
          </table:table-cell>
          <table:table-cell office:value-type="string">
            <text:p>n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ハ</text:p>
          </table:table-cell>
          <table:table-cell table:style-name="ce1" office:value-type="string">
            <text:p>ヒ</text:p>
          </table:table-cell>
          <table:table-cell table:style-name="ce1" office:value-type="string">
            <text:p>フ</text:p>
          </table:table-cell>
          <table:table-cell table:style-name="ce1" office:value-type="string">
            <text:p>ヘ</text:p>
          </table:table-cell>
          <table:table-cell table:style-name="ce1" office:value-type="string">
            <text:p>ホ</text:p>
          </table:table-cell>
          <table:table-cell table:style-name="ce1" office:value-type="string">
            <text:p>バ</text:p>
          </table:table-cell>
          <table:table-cell table:style-name="ce1" office:value-type="string">
            <text:p>ビ</text:p>
          </table:table-cell>
          <table:table-cell table:style-name="ce1" office:value-type="string">
            <text:p>ブ</text:p>
          </table:table-cell>
          <table:table-cell table:style-name="ce1" office:value-type="string">
            <text:p>ベ</text:p>
          </table:table-cell>
          <table:table-cell table:style-name="ce1" office:value-type="string">
            <text:p>ボ</text:p>
          </table:table-cell>
          <table:table-cell table:style-name="ce1" office:value-type="string">
            <text:p>パ</text:p>
          </table:table-cell>
          <table:table-cell table:style-name="ce1" office:value-type="string">
            <text:p>ピ</text:p>
          </table:table-cell>
          <table:table-cell table:style-name="ce1" office:value-type="string">
            <text:p>プ</text:p>
          </table:table-cell>
          <table:table-cell table:style-name="ce1" office:value-type="string">
            <text:p>ペ</text:p>
          </table:table-cell>
          <table:table-cell table:style-name="ce1" office:value-type="string">
            <text:p>ポ</text:p>
          </table:table-cell>
          <table:table-cell table:style-name="ce1" table:number-columns-repeated="1009"/>
        </table:table-row>
        <table:table-row table:style-name="ro3">
          <table:table-cell office:value-type="string">
            <text:p>ha</text:p>
          </table:table-cell>
          <table:table-cell office:value-type="string">
            <text:p>hi</text:p>
          </table:table-cell>
          <table:table-cell office:value-type="string">
            <text:p>hu</text:p>
            <text:p>fu</text:p>
          </table:table-cell>
          <table:table-cell office:value-type="string">
            <text:p>he</text:p>
          </table:table-cell>
          <table:table-cell office:value-type="string">
            <text:p>ho</text:p>
          </table:table-cell>
          <table:table-cell office:value-type="string">
            <text:p>ba</text:p>
          </table:table-cell>
          <table:table-cell office:value-type="string">
            <text:p>bi</text:p>
          </table:table-cell>
          <table:table-cell office:value-type="string">
            <text:p>bu</text:p>
          </table:table-cell>
          <table:table-cell office:value-type="string">
            <text:p>be</text:p>
          </table:table-cell>
          <table:table-cell office:value-type="string">
            <text:p>bo</text:p>
          </table:table-cell>
          <table:table-cell office:value-type="string">
            <text:p>pa</text:p>
          </table:table-cell>
          <table:table-cell office:value-type="string">
            <text:p>pi</text:p>
          </table:table-cell>
          <table:table-cell office:value-type="string">
            <text:p>pu</text:p>
          </table:table-cell>
          <table:table-cell office:value-type="string">
            <text:p>pe</text:p>
          </table:table-cell>
          <table:table-cell office:value-type="string">
            <text:p>po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マ</text:p>
          </table:table-cell>
          <table:table-cell table:style-name="ce1" office:value-type="string">
            <text:p>ミ</text:p>
          </table:table-cell>
          <table:table-cell table:style-name="ce1" office:value-type="string">
            <text:p>ム</text:p>
          </table:table-cell>
          <table:table-cell table:style-name="ce1" office:value-type="string">
            <text:p>メ</text:p>
          </table:table-cell>
          <table:table-cell table:style-name="ce1" office:value-type="string">
            <text:p>モ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</text:p>
          </table:table-cell>
          <table:table-cell office:value-type="string">
            <text:p>mi</text:p>
          </table:table-cell>
          <table:table-cell office:value-type="string">
            <text:p>mu</text:p>
          </table:table-cell>
          <table:table-cell office:value-type="string">
            <text:p>me</text:p>
          </table:table-cell>
          <table:table-cell office:value-type="string">
            <text:p>m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ヤ</text:p>
          </table:table-cell>
          <table:table-cell table:style-name="ce1"/>
          <table:table-cell table:style-name="ce1" office:value-type="string">
            <text:p>ユ</text:p>
          </table:table-cell>
          <table:table-cell table:style-name="ce1"/>
          <table:table-cell table:style-name="ce1" office:value-type="string">
            <text:p>ヨ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ya</text:p>
          </table:table-cell>
          <table:table-cell/>
          <table:table-cell office:value-type="string">
            <text:p>yu</text:p>
          </table:table-cell>
          <table:table-cell/>
          <table:table-cell office:value-type="string">
            <text:p>y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ラ</text:p>
          </table:table-cell>
          <table:table-cell table:style-name="ce1" office:value-type="string">
            <text:p>リ</text:p>
          </table:table-cell>
          <table:table-cell table:style-name="ce1" office:value-type="string">
            <text:p>ル</text:p>
          </table:table-cell>
          <table:table-cell table:style-name="ce1" office:value-type="string">
            <text:p>レ</text:p>
          </table:table-cell>
          <table:table-cell table:style-name="ce1" office:value-type="string">
            <text:p>ロ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ra</text:p>
          </table:table-cell>
          <table:table-cell office:value-type="string">
            <text:p>ri</text:p>
          </table:table-cell>
          <table:table-cell office:value-type="string">
            <text:p>ru</text:p>
          </table:table-cell>
          <table:table-cell office:value-type="string">
            <text:p>re</text:p>
          </table:table-cell>
          <table:table-cell office:value-type="string">
            <text:p>r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ワ</text:p>
          </table:table-cell>
          <table:table-cell table:style-name="ce1" table:number-columns-repeated="3"/>
          <table:table-cell table:style-name="ce1" office:value-type="string">
            <text:p>ヲ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wa</text:p>
          </table:table-cell>
          <table:table-cell table:number-columns-repeated="3"/>
          <table:table-cell office:value-type="string">
            <text:p>w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ン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n\\*</text:p>
            <text:p>nn</text:p>
            <text:p>x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ercase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ァ</text:p>
          </table:table-cell>
          <table:table-cell table:style-name="ce3" office:value-type="string">
            <text:p>ィ</text:p>
          </table:table-cell>
          <table:table-cell table:style-name="ce3" office:value-type="string">
            <text:p>ゥ</text:p>
          </table:table-cell>
          <table:table-cell table:style-name="ce3" office:value-type="string">
            <text:p>ェ</text:p>
          </table:table-cell>
          <table:table-cell table:style-name="ce1" office:value-type="string">
            <text:p>ォ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la</text:p>
            <text:p>xa</text:p>
          </table:table-cell>
          <table:table-cell office:value-type="string">
            <text:p>li</text:p>
            <text:p>xi</text:p>
          </table:table-cell>
          <table:table-cell office:value-type="string">
            <text:p>lu</text:p>
            <text:p>xu</text:p>
          </table:table-cell>
          <table:table-cell office:value-type="string">
            <text:p>le</text:p>
            <text:p>xe</text:p>
          </table:table-cell>
          <table:table-cell office:value-type="string">
            <text:p>lo</text:p>
            <text:p>xo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>
            <text:p>ッ</text:p>
          </table:table-cell>
          <table:table-cell table:style-name="ce1" table:number-columns-repeated="1021"/>
        </table:table-row>
        <table:table-row table:style-name="ro3">
          <table:table-cell table:number-columns-repeated="2"/>
          <table:table-cell office:value-type="string">
            <text:p>ltu</text:p>
            <text:p>xtu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ャ</text:p>
          </table:table-cell>
          <table:table-cell table:style-name="ce1"/>
          <table:table-cell table:style-name="ce1" office:value-type="string">
            <text:p>ュ</text:p>
          </table:table-cell>
          <table:table-cell table:style-name="ce1"/>
          <table:table-cell table:style-name="ce1" office:value-type="string">
            <text:p>ョ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lya</text:p>
            <text:p>xya</text:p>
          </table:table-cell>
          <table:table-cell/>
          <table:table-cell office:value-type="string">
            <text:p>lyu</text:p>
            <text:p>xya</text:p>
          </table:table-cell>
          <table:table-cell/>
          <table:table-cell office:value-type="string">
            <text:p>lyo</text:p>
            <text:p>xy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ヮ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lwa</text:p>
            <text:p>xwa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e+Lowercase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ウァ</text:p>
          </table:table-cell>
          <table:table-cell table:style-name="ce3" office:value-type="string">
            <text:p>ウィ</text:p>
          </table:table-cell>
          <table:table-cell table:style-name="ce3"/>
          <table:table-cell table:style-name="ce3" office:value-type="string">
            <text:p>ウェ</text:p>
          </table:table-cell>
          <table:table-cell table:style-name="ce1" office:value-type="string">
            <text:p>ウォ</text:p>
          </table:table-cell>
          <table:table-cell table:style-name="ce1" office:value-type="string">
            <text:p>ヴァ</text:p>
          </table:table-cell>
          <table:table-cell table:style-name="ce1" office:value-type="string">
            <text:p>ヴィ</text:p>
          </table:table-cell>
          <table:table-cell table:style-name="ce1" office:value-type="string">
            <text:p>ヴ</text:p>
          </table:table-cell>
          <table:table-cell table:style-name="ce1" office:value-type="string">
            <text:p>ヴェ</text:p>
          </table:table-cell>
          <table:table-cell table:style-name="ce1" office:value-type="string">
            <text:p>ヴォ</text:p>
          </table:table-cell>
          <table:table-cell table:style-name="ce1" office:value-type="string">
            <text:p>ヴャ</text:p>
          </table:table-cell>
          <table:table-cell table:style-name="ce1"/>
          <table:table-cell table:style-name="ce1" office:value-type="string">
            <text:p>ヴュ</text:p>
          </table:table-cell>
          <table:table-cell table:style-name="ce1"/>
          <table:table-cell table:style-name="ce1" office:value-type="string">
            <text:p>ヴョ</text:p>
          </table:table-cell>
          <table:table-cell table:style-name="ce1" table:number-columns-repeated="1009"/>
        </table:table-row>
        <table:table-row table:style-name="ro3">
          <table:table-cell office:value-type="string">
            <text:p>wha</text:p>
          </table:table-cell>
          <table:table-cell office:value-type="string">
            <text:p>wi</text:p>
          </table:table-cell>
          <table:table-cell/>
          <table:table-cell office:value-type="string">
            <text:p>we</text:p>
          </table:table-cell>
          <table:table-cell office:value-type="string">
            <text:p>who</text:p>
          </table:table-cell>
          <table:table-cell office:value-type="string">
            <text:p>va</text:p>
          </table:table-cell>
          <table:table-cell office:value-type="string">
            <text:p>vi</text:p>
            <text:p>vyi</text:p>
          </table:table-cell>
          <table:table-cell office:value-type="string">
            <text:p>vu</text:p>
          </table:table-cell>
          <table:table-cell office:value-type="string">
            <text:p>ve</text:p>
            <text:p>vye</text:p>
          </table:table-cell>
          <table:table-cell office:value-type="string">
            <text:p>vo</text:p>
          </table:table-cell>
          <table:table-cell office:value-type="string">
            <text:p>vya</text:p>
          </table:table-cell>
          <table:table-cell/>
          <table:table-cell office:value-type="string">
            <text:p>vyu</text:p>
          </table:table-cell>
          <table:table-cell/>
          <table:table-cell office:value-type="string">
            <text:p>vyo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キャ</text:p>
          </table:table-cell>
          <table:table-cell table:style-name="ce1" office:value-type="string">
            <text:p>キィ</text:p>
          </table:table-cell>
          <table:table-cell table:style-name="ce1" office:value-type="string">
            <text:p>キュ</text:p>
          </table:table-cell>
          <table:table-cell table:style-name="ce1" office:value-type="string">
            <text:p>キェ</text:p>
          </table:table-cell>
          <table:table-cell table:style-name="ce1" office:value-type="string">
            <text:p>キョ</text:p>
          </table:table-cell>
          <table:table-cell table:style-name="ce1" office:value-type="string">
            <text:p>ギャ</text:p>
          </table:table-cell>
          <table:table-cell table:style-name="ce1" office:value-type="string">
            <text:p>ギィ</text:p>
          </table:table-cell>
          <table:table-cell table:style-name="ce1" office:value-type="string">
            <text:p>ギュ</text:p>
          </table:table-cell>
          <table:table-cell table:style-name="ce1" office:value-type="string">
            <text:p>ギェ</text:p>
          </table:table-cell>
          <table:table-cell table:style-name="ce1" office:value-type="string">
            <text:p>ギョ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kya</text:p>
          </table:table-cell>
          <table:table-cell office:value-type="string">
            <text:p>kyi</text:p>
          </table:table-cell>
          <table:table-cell office:value-type="string">
            <text:p>kyu</text:p>
          </table:table-cell>
          <table:table-cell office:value-type="string">
            <text:p>kye</text:p>
          </table:table-cell>
          <table:table-cell office:value-type="string">
            <text:p>kyo</text:p>
          </table:table-cell>
          <table:table-cell office:value-type="string">
            <text:p>gya</text:p>
          </table:table-cell>
          <table:table-cell office:value-type="string">
            <text:p>gyi</text:p>
          </table:table-cell>
          <table:table-cell office:value-type="string">
            <text:p>gyu</text:p>
          </table:table-cell>
          <table:table-cell office:value-type="string">
            <text:p>gye</text:p>
          </table:table-cell>
          <table:table-cell office:value-type="string">
            <text:p>gy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クァ</text:p>
          </table:table-cell>
          <table:table-cell table:style-name="ce1" office:value-type="string">
            <text:p>クィ</text:p>
          </table:table-cell>
          <table:table-cell table:style-name="ce1" office:value-type="string">
            <text:p>クュ</text:p>
          </table:table-cell>
          <table:table-cell table:style-name="ce1" office:value-type="string">
            <text:p>クェ</text:p>
          </table:table-cell>
          <table:table-cell table:style-name="ce1" office:value-type="string">
            <text:p>クォ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qa</text:p>
          </table:table-cell>
          <table:table-cell office:value-type="string">
            <text:p>qi</text:p>
            <text:p>qyi</text:p>
          </table:table-cell>
          <table:table-cell office:value-type="string">
            <text:p>qyu</text:p>
          </table:table-cell>
          <table:table-cell office:value-type="string">
            <text:p>qe</text:p>
            <text:p>qye</text:p>
          </table:table-cell>
          <table:table-cell office:value-type="string">
            <text:p>q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シャ</text:p>
          </table:table-cell>
          <table:table-cell table:style-name="ce1" office:value-type="string">
            <text:p>シィ</text:p>
          </table:table-cell>
          <table:table-cell table:style-name="ce1" office:value-type="string">
            <text:p>シュ</text:p>
          </table:table-cell>
          <table:table-cell table:style-name="ce1" office:value-type="string">
            <text:p>シェ</text:p>
          </table:table-cell>
          <table:table-cell table:style-name="ce1" office:value-type="string">
            <text:p>ショ</text:p>
          </table:table-cell>
          <table:table-cell table:style-name="ce1" office:value-type="string">
            <text:p>ジャ</text:p>
          </table:table-cell>
          <table:table-cell table:style-name="ce1" office:value-type="string">
            <text:p>ジィ</text:p>
          </table:table-cell>
          <table:table-cell table:style-name="ce1" office:value-type="string">
            <text:p>ジュ</text:p>
          </table:table-cell>
          <table:table-cell table:style-name="ce1" office:value-type="string">
            <text:p>ジェ</text:p>
          </table:table-cell>
          <table:table-cell table:style-name="ce1" office:value-type="string">
            <text:p>ジョ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sya</text:p>
            <text:p>sha</text:p>
          </table:table-cell>
          <table:table-cell office:value-type="string">
            <text:p>syi</text:p>
          </table:table-cell>
          <table:table-cell office:value-type="string">
            <text:p>syu</text:p>
            <text:p>shu</text:p>
          </table:table-cell>
          <table:table-cell office:value-type="string">
            <text:p>sye</text:p>
            <text:p>she</text:p>
          </table:table-cell>
          <table:table-cell office:value-type="string">
            <text:p>syo</text:p>
            <text:p>sho</text:p>
          </table:table-cell>
          <table:table-cell office:value-type="string">
            <text:p>ja</text:p>
            <text:p>jya</text:p>
            <text:p>zya</text:p>
          </table:table-cell>
          <table:table-cell office:value-type="string">
            <text:p>jyi</text:p>
            <text:p>zyi</text:p>
          </table:table-cell>
          <table:table-cell office:value-type="string">
            <text:p>ju</text:p>
            <text:p>jyu</text:p>
            <text:p>zyu</text:p>
          </table:table-cell>
          <table:table-cell office:value-type="string">
            <text:p>je</text:p>
            <text:p>jye</text:p>
            <text:p>zye</text:p>
          </table:table-cell>
          <table:table-cell office:value-type="string">
            <text:p>jo</text:p>
            <text:p>jyo</text:p>
            <text:p>zy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チャ</text:p>
          </table:table-cell>
          <table:table-cell table:style-name="ce1" office:value-type="string">
            <text:p>チィ</text:p>
          </table:table-cell>
          <table:table-cell table:style-name="ce1" office:value-type="string">
            <text:p>チュ</text:p>
          </table:table-cell>
          <table:table-cell table:style-name="ce1" office:value-type="string">
            <text:p>チェ</text:p>
          </table:table-cell>
          <table:table-cell table:style-name="ce1" office:value-type="string">
            <text:p>チョ</text:p>
          </table:table-cell>
          <table:table-cell table:style-name="ce1" office:value-type="string">
            <text:p>ヂャ</text:p>
          </table:table-cell>
          <table:table-cell table:style-name="ce1" office:value-type="string">
            <text:p>ヂィ</text:p>
          </table:table-cell>
          <table:table-cell table:style-name="ce1" office:value-type="string">
            <text:p>ヂュ</text:p>
          </table:table-cell>
          <table:table-cell table:style-name="ce1" office:value-type="string">
            <text:p>ヂェ</text:p>
          </table:table-cell>
          <table:table-cell table:style-name="ce1" office:value-type="string">
            <text:p>ヂョ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ya</text:p>
            <text:p>cha</text:p>
            <text:p>cya</text:p>
          </table:table-cell>
          <table:table-cell office:value-type="string">
            <text:p>tyi</text:p>
          </table:table-cell>
          <table:table-cell office:value-type="string">
            <text:p>tyu</text:p>
            <text:p>chu</text:p>
          </table:table-cell>
          <table:table-cell office:value-type="string">
            <text:p>tye</text:p>
            <text:p>che</text:p>
          </table:table-cell>
          <table:table-cell office:value-type="string">
            <text:p>tyo</text:p>
            <text:p>cho</text:p>
          </table:table-cell>
          <table:table-cell office:value-type="string">
            <text:p>dya</text:p>
          </table:table-cell>
          <table:table-cell office:value-type="string">
            <text:p>dyi</text:p>
          </table:table-cell>
          <table:table-cell office:value-type="string">
            <text:p>dyu</text:p>
          </table:table-cell>
          <table:table-cell office:value-type="string">
            <text:p>dye</text:p>
          </table:table-cell>
          <table:table-cell office:value-type="string">
            <text:p>dy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テャ</text:p>
          </table:table-cell>
          <table:table-cell table:style-name="ce1" office:value-type="string">
            <text:p>ティ</text:p>
          </table:table-cell>
          <table:table-cell table:style-name="ce1" office:value-type="string">
            <text:p>テュ</text:p>
          </table:table-cell>
          <table:table-cell table:style-name="ce1" office:value-type="string">
            <text:p>テェ</text:p>
          </table:table-cell>
          <table:table-cell table:style-name="ce1" office:value-type="string">
            <text:p>テョ</text:p>
          </table:table-cell>
          <table:table-cell table:style-name="ce1" office:value-type="string">
            <text:p>デャ</text:p>
          </table:table-cell>
          <table:table-cell table:style-name="ce1" office:value-type="string">
            <text:p>ディ</text:p>
          </table:table-cell>
          <table:table-cell table:style-name="ce1" office:value-type="string">
            <text:p>デュ</text:p>
          </table:table-cell>
          <table:table-cell table:style-name="ce1" office:value-type="string">
            <text:p>デェ</text:p>
          </table:table-cell>
          <table:table-cell table:style-name="ce1" office:value-type="string">
            <text:p>デョ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tha</text:p>
          </table:table-cell>
          <table:table-cell office:value-type="string">
            <text:p>thi</text:p>
          </table:table-cell>
          <table:table-cell office:value-type="string">
            <text:p>Thu</text:p>
          </table:table-cell>
          <table:table-cell office:value-type="string">
            <text:p>the</text:p>
          </table:table-cell>
          <table:table-cell office:value-type="string">
            <text:p>tho</text:p>
          </table:table-cell>
          <table:table-cell office:value-type="string">
            <text:p>dha</text:p>
          </table:table-cell>
          <table:table-cell office:value-type="string">
            <text:p>dhi</text:p>
          </table:table-cell>
          <table:table-cell office:value-type="string">
            <text:p>dhu</text:p>
          </table:table-cell>
          <table:table-cell office:value-type="string">
            <text:p>dhe</text:p>
          </table:table-cell>
          <table:table-cell office:value-type="string">
            <text:p>dh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ニャ</text:p>
          </table:table-cell>
          <table:table-cell table:style-name="ce1" office:value-type="string">
            <text:p>ニィ</text:p>
          </table:table-cell>
          <table:table-cell table:style-name="ce1" office:value-type="string">
            <text:p>ニュ</text:p>
          </table:table-cell>
          <table:table-cell table:style-name="ce1" office:value-type="string">
            <text:p>ニェ</text:p>
          </table:table-cell>
          <table:table-cell table:style-name="ce1" office:value-type="string">
            <text:p>ニョ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nya</text:p>
          </table:table-cell>
          <table:table-cell office:value-type="string">
            <text:p>nyi</text:p>
          </table:table-cell>
          <table:table-cell office:value-type="string">
            <text:p>nyu</text:p>
          </table:table-cell>
          <table:table-cell office:value-type="string">
            <text:p>nye</text:p>
          </table:table-cell>
          <table:table-cell office:value-type="string">
            <text:p>ny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ヒャ</text:p>
          </table:table-cell>
          <table:table-cell table:style-name="ce1" office:value-type="string">
            <text:p>ヒィ</text:p>
          </table:table-cell>
          <table:table-cell table:style-name="ce1" office:value-type="string">
            <text:p>ヒュ</text:p>
          </table:table-cell>
          <table:table-cell table:style-name="ce1" office:value-type="string">
            <text:p>ヒェ</text:p>
          </table:table-cell>
          <table:table-cell table:style-name="ce1" office:value-type="string">
            <text:p>ヒョ</text:p>
          </table:table-cell>
          <table:table-cell table:style-name="ce1" office:value-type="string">
            <text:p>ビャ</text:p>
          </table:table-cell>
          <table:table-cell table:style-name="ce1" office:value-type="string">
            <text:p>ビィ</text:p>
          </table:table-cell>
          <table:table-cell table:style-name="ce1" office:value-type="string">
            <text:p>ビュ</text:p>
          </table:table-cell>
          <table:table-cell table:style-name="ce1" office:value-type="string">
            <text:p>ビェ</text:p>
          </table:table-cell>
          <table:table-cell table:style-name="ce1" office:value-type="string">
            <text:p>ビョ</text:p>
          </table:table-cell>
          <table:table-cell table:style-name="ce1" office:value-type="string">
            <text:p>ピャ</text:p>
          </table:table-cell>
          <table:table-cell table:style-name="ce1" office:value-type="string">
            <text:p>ピィ</text:p>
          </table:table-cell>
          <table:table-cell table:style-name="ce1" office:value-type="string">
            <text:p>ピュ</text:p>
          </table:table-cell>
          <table:table-cell table:style-name="ce1" office:value-type="string">
            <text:p>ピェ</text:p>
          </table:table-cell>
          <table:table-cell table:style-name="ce1" office:value-type="string">
            <text:p>ピョ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hya</text:p>
          </table:table-cell>
          <table:table-cell office:value-type="string">
            <text:p>hyi</text:p>
          </table:table-cell>
          <table:table-cell office:value-type="string">
            <text:p>hyu</text:p>
          </table:table-cell>
          <table:table-cell office:value-type="string">
            <text:p>hye</text:p>
          </table:table-cell>
          <table:table-cell office:value-type="string">
            <text:p>hyo</text:p>
          </table:table-cell>
          <table:table-cell office:value-type="string">
            <text:p>bya</text:p>
          </table:table-cell>
          <table:table-cell office:value-type="string">
            <text:p>byi</text:p>
          </table:table-cell>
          <table:table-cell office:value-type="string">
            <text:p>byu</text:p>
          </table:table-cell>
          <table:table-cell office:value-type="string">
            <text:p>bye</text:p>
          </table:table-cell>
          <table:table-cell office:value-type="string">
            <text:p>byo</text:p>
          </table:table-cell>
          <table:table-cell office:value-type="string">
            <text:p>pya</text:p>
          </table:table-cell>
          <table:table-cell office:value-type="string">
            <text:p>pyi</text:p>
          </table:table-cell>
          <table:table-cell office:value-type="string">
            <text:p>pyu</text:p>
          </table:table-cell>
          <table:table-cell office:value-type="string">
            <text:p>pye</text:p>
          </table:table-cell>
          <table:table-cell office:value-type="string">
            <text:p>pyo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ファ</text:p>
          </table:table-cell>
          <table:table-cell table:style-name="ce1" office:value-type="string">
            <text:p>フィ</text:p>
          </table:table-cell>
          <table:table-cell table:style-name="ce1" office:value-type="string">
            <text:p>フュ</text:p>
          </table:table-cell>
          <table:table-cell table:style-name="ce1" office:value-type="string">
            <text:p>フェ</text:p>
          </table:table-cell>
          <table:table-cell table:style-name="ce1" office:value-type="string">
            <text:p>フォ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fa</text:p>
          </table:table-cell>
          <table:table-cell office:value-type="string">
            <text:p>fi</text:p>
            <text:p>fyi</text:p>
          </table:table-cell>
          <table:table-cell office:value-type="string">
            <text:p>fyu</text:p>
          </table:table-cell>
          <table:table-cell office:value-type="string">
            <text:p>fe</text:p>
            <text:p>fye</text:p>
          </table:table-cell>
          <table:table-cell office:value-type="string">
            <text:p>f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ミャ</text:p>
          </table:table-cell>
          <table:table-cell table:style-name="ce1" office:value-type="string">
            <text:p>ミィ</text:p>
          </table:table-cell>
          <table:table-cell table:style-name="ce1" office:value-type="string">
            <text:p>ミュ</text:p>
          </table:table-cell>
          <table:table-cell table:style-name="ce1" office:value-type="string">
            <text:p>ミェ</text:p>
          </table:table-cell>
          <table:table-cell table:style-name="ce1" office:value-type="string">
            <text:p>ミョ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ya</text:p>
          </table:table-cell>
          <table:table-cell office:value-type="string">
            <text:p>myi</text:p>
          </table:table-cell>
          <table:table-cell office:value-type="string">
            <text:p>myu</text:p>
          </table:table-cell>
          <table:table-cell office:value-type="string">
            <text:p>mye</text:p>
          </table:table-cell>
          <table:table-cell office:value-type="string">
            <text:p>myo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リャ</text:p>
          </table:table-cell>
          <table:table-cell table:style-name="ce1" office:value-type="string">
            <text:p>リィ</text:p>
          </table:table-cell>
          <table:table-cell table:style-name="ce1" office:value-type="string">
            <text:p>リュ</text:p>
          </table:table-cell>
          <table:table-cell table:style-name="ce1" office:value-type="string">
            <text:p>リェ</text:p>
          </table:table-cell>
          <table:table-cell table:style-name="ce1" office:value-type="string">
            <text:p>リョ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rya</text:p>
          </table:table-cell>
          <table:table-cell office:value-type="string">
            <text:p>ryi</text:p>
          </table:table-cell>
          <table:table-cell office:value-type="string">
            <text:p>ryu</text:p>
          </table:table-cell>
          <table:table-cell office:value-type="string">
            <text:p>rye</text:p>
          </table:table-cell>
          <table:table-cell office:value-type="string">
            <text:p>ryo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bol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！</text:p>
          </table:table-cell>
          <table:table-cell table:style-name="ce3" office:value-type="string">
            <text:p>？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～</text:p>
          </table:table-cell>
          <table:table-cell table:style-name="ce1" office:value-type="string">
            <text:p>＋</text:p>
          </table:table-cell>
          <table:table-cell table:style-name="ce1" office:value-type="string">
            <text:p>－</text:p>
          </table:table-cell>
          <table:table-cell table:style-name="ce1" office:value-type="string">
            <text:p>＊</text:p>
          </table:table-cell>
          <table:table-cell table:style-name="ce1" office:value-type="string">
            <text:p>％</text:p>
          </table:table-cell>
          <table:table-cell table:style-name="ce1" office:value-type="string">
            <text:p>／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!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office:value-type="string">
            <text:p>~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%</text:p>
          </table:table-cell>
          <table:table-cell office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、</text:p>
          </table:table-cell>
          <table:table-cell table:style-name="ce1" office:value-type="string">
            <text:p>。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,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０</text:p>
          </table:table-cell>
          <table:table-cell table:style-name="ce1" office:value-type="string">
            <text:p>１</text:p>
          </table:table-cell>
          <table:table-cell table:style-name="ce1" office:value-type="string">
            <text:p>２</text:p>
          </table:table-cell>
          <table:table-cell table:style-name="ce1" office:value-type="string">
            <text:p>３</text:p>
          </table:table-cell>
          <table:table-cell table:style-name="ce1" office:value-type="string">
            <text:p>４</text:p>
          </table:table-cell>
          <table:table-cell table:style-name="ce1" office:value-type="string">
            <text:p>５</text:p>
          </table:table-cell>
          <table:table-cell table:style-name="ce1" office:value-type="string">
            <text:p>６</text:p>
          </table:table-cell>
          <table:table-cell table:style-name="ce1" office:value-type="string">
            <text:p>７</text:p>
          </table:table-cell>
          <table:table-cell table:style-name="ce1" office:value-type="string">
            <text:p>８</text:p>
          </table:table-cell>
          <table:table-cell table:style-name="ce1" office:value-type="string">
            <text:p>９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（</text:p>
          </table:table-cell>
          <table:table-cell table:style-name="ce1" office:value-type="string">
            <text:p>）</text:p>
          </table:table-cell>
          <table:table-cell table:style-name="ce1" office:value-type="string">
            <text:p>「</text:p>
          </table:table-cell>
          <table:table-cell table:style-name="ce1" office:value-type="string">
            <text:p>」</text:p>
          </table:table-cell>
          <table:table-cell table:style-name="ce1" office:value-type="string">
            <text:p>【</text:p>
          </table:table-cell>
          <table:table-cell table:style-name="ce1" office:value-type="string">
            <text:p>】</text:p>
          </table:table-cell>
          <table:table-cell table:style-name="ce1" office:value-type="string">
            <text:p>『</text:p>
          </table:table-cell>
          <table:table-cell table:style-name="ce1" office:value-type="string">
            <text:p>』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(</text:p>
            <text:p>[</text:p>
          </table:table-cell>
          <table:table-cell office:value-type="string">
            <text:p>)</text:p>
            <text:p>]</text:p>
          </table:table-cell>
          <table:table-cell office:value-type="string">
            <text:p>(</text:p>
            <text:p>[</text:p>
          </table:table-cell>
          <table:table-cell office:value-type="string">
            <text:p>)</text:p>
            <text:p>]</text:p>
          </table:table-cell>
          <table:table-cell office:value-type="string">
            <text:p>(</text:p>
            <text:p>[</text:p>
          </table:table-cell>
          <table:table-cell office:value-type="string">
            <text:p>)</text:p>
            <text:p>]</text:p>
          </table:table-cell>
          <table:table-cell office:value-type="string">
            <text:p>(</text:p>
            <text:p>[</text:p>
          </table:table-cell>
          <table:table-cell office:value-type="string">
            <text:p>)</text:p>
            <text:p>]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　</text:p>
          </table:table-cell>
          <table:table-cell table:style-name="ce1" office:value-type="string">
            <text:p>＆</text:p>
          </table:table-cell>
          <table:table-cell table:style-name="ce1" office:value-type="string">
            <text:p>・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&amp;</text:p>
          </table:table-cell>
          <table:table-cell office:value-type="string">
            <text:p>/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Ａ</text:p>
          </table:table-cell>
          <table:table-cell table:style-name="ce1" office:value-type="string">
            <text:p>Ｂ</text:p>
          </table:table-cell>
          <table:table-cell table:style-name="ce1" office:value-type="string">
            <text:p>Ｃ</text:p>
          </table:table-cell>
          <table:table-cell table:style-name="ce1" office:value-type="string">
            <text:p>Ｄ</text:p>
          </table:table-cell>
          <table:table-cell table:style-name="ce1" office:value-type="string">
            <text:p>Ｅ</text:p>
          </table:table-cell>
          <table:table-cell table:style-name="ce1" office:value-type="string">
            <text:p>Ｆ</text:p>
          </table:table-cell>
          <table:table-cell table:style-name="ce1" office:value-type="string">
            <text:p>Ｇ</text:p>
          </table:table-cell>
          <table:table-cell table:style-name="ce1" office:value-type="string">
            <text:p>Ｈ</text:p>
          </table:table-cell>
          <table:table-cell table:style-name="ce1" office:value-type="string">
            <text:p>Ｉ</text:p>
          </table:table-cell>
          <table:table-cell table:style-name="ce1" office:value-type="string">
            <text:p>Ｊ</text:p>
          </table:table-cell>
          <table:table-cell table:style-name="ce1" office:value-type="string">
            <text:p>Ｋ</text:p>
          </table:table-cell>
          <table:table-cell table:style-name="ce1" office:value-type="string">
            <text:p>Ｌ</text:p>
          </table:table-cell>
          <table:table-cell table:style-name="ce1" office:value-type="string">
            <text:p>Ｎ</text:p>
          </table:table-cell>
          <table:table-cell table:style-name="ce1" office:value-type="string">
            <text:p>Ｍ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Ｏ</text:p>
          </table:table-cell>
          <table:table-cell table:style-name="ce1" office:value-type="string">
            <text:p>Ｐ</text:p>
          </table:table-cell>
          <table:table-cell table:style-name="ce1" office:value-type="string">
            <text:p>Ｑ</text:p>
          </table:table-cell>
          <table:table-cell table:style-name="ce1" office:value-type="string">
            <text:p>Ｒ</text:p>
          </table:table-cell>
          <table:table-cell table:style-name="ce1" office:value-type="string">
            <text:p>Ｓ</text:p>
          </table:table-cell>
          <table:table-cell table:style-name="ce1" office:value-type="string">
            <text:p>Ｔ</text:p>
          </table:table-cell>
          <table:table-cell table:style-name="ce1" office:value-type="string">
            <text:p>Ｕ</text:p>
          </table:table-cell>
          <table:table-cell table:style-name="ce1" office:value-type="string">
            <text:p>Ｖ</text:p>
          </table:table-cell>
          <table:table-cell table:style-name="ce1" office:value-type="string">
            <text:p>Ｗ</text:p>
          </table:table-cell>
          <table:table-cell table:style-name="ce1" office:value-type="string">
            <text:p>Ｘ</text:p>
          </table:table-cell>
          <table:table-cell table:style-name="ce1" office:value-type="string">
            <text:p>Ｙ</text:p>
          </table:table-cell>
          <table:table-cell table:style-name="ce1" office:value-type="string">
            <text:p>Ｚ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ａ</text:p>
          </table:table-cell>
          <table:table-cell table:style-name="ce1" office:value-type="string">
            <text:p>ｂ</text:p>
          </table:table-cell>
          <table:table-cell table:style-name="ce1" office:value-type="string">
            <text:p>ｃ</text:p>
          </table:table-cell>
          <table:table-cell table:style-name="ce1" office:value-type="string">
            <text:p>ｄ</text:p>
          </table:table-cell>
          <table:table-cell table:style-name="ce1" office:value-type="string">
            <text:p>ｅ</text:p>
          </table:table-cell>
          <table:table-cell table:style-name="ce1" office:value-type="string">
            <text:p>ｆ</text:p>
          </table:table-cell>
          <table:table-cell table:style-name="ce1" office:value-type="string">
            <text:p>ｇ</text:p>
          </table:table-cell>
          <table:table-cell table:style-name="ce1" office:value-type="string">
            <text:p>ｈ</text:p>
          </table:table-cell>
          <table:table-cell table:style-name="ce1" office:value-type="string">
            <text:p>ｉ</text:p>
          </table:table-cell>
          <table:table-cell table:style-name="ce1" office:value-type="string">
            <text:p>ｊ</text:p>
          </table:table-cell>
          <table:table-cell table:style-name="ce1" office:value-type="string">
            <text:p>ｋ</text:p>
          </table:table-cell>
          <table:table-cell table:style-name="ce1" office:value-type="string">
            <text:p>ｌ</text:p>
          </table:table-cell>
          <table:table-cell table:style-name="ce1" office:value-type="string">
            <text:p>ｎ</text:p>
          </table:table-cell>
          <table:table-cell table:style-name="ce1" office:value-type="string">
            <text:p>ｍ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ｏ</text:p>
          </table:table-cell>
          <table:table-cell table:style-name="ce1" office:value-type="string">
            <text:p>ｐ</text:p>
          </table:table-cell>
          <table:table-cell table:style-name="ce1" office:value-type="string">
            <text:p>ｑ</text:p>
          </table:table-cell>
          <table:table-cell table:style-name="ce1" office:value-type="string">
            <text:p>ｒ</text:p>
          </table:table-cell>
          <table:table-cell table:style-name="ce1" office:value-type="string">
            <text:p>ｓ</text:p>
          </table:table-cell>
          <table:table-cell table:style-name="ce1" office:value-type="string">
            <text:p>ｔ</text:p>
          </table:table-cell>
          <table:table-cell table:style-name="ce1" office:value-type="string">
            <text:p>ｕ</text:p>
          </table:table-cell>
          <table:table-cell table:style-name="ce1" office:value-type="string">
            <text:p>ｖ</text:p>
          </table:table-cell>
          <table:table-cell table:style-name="ce1" office:value-type="string">
            <text:p>ｗ</text:p>
          </table:table-cell>
          <table:table-cell table:style-name="ce1" office:value-type="string">
            <text:p>ｘ</text:p>
          </table:table-cell>
          <table:table-cell table:style-name="ce1" office:value-type="string">
            <text:p>ｙ</text:p>
          </table:table-cell>
          <table:table-cell table:style-name="ce1" office:value-type="string">
            <text:p>ｚ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2014/01/30</text:date>, <text:time>08:0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4S</meta:editing-duration>
    <meta:editing-cycles>11</meta:editing-cycles>
    <meta:generator>OpenOffice/4.0.1$Win32 OpenOffice.org_project/401m5$Build-9714</meta:generator>
    <dc:date>2014-01-30T08:07:19.50</dc:date>
    <dc:creator>Takenaka Hirohito</dc:creator>
    <meta:document-statistic meta:table-count="4" meta:cell-count="514" meta:object-count="0"/>
    <meta:user-defined meta:name="Info 1"/>
    <meta:user-defined meta:name="Info 2"/>
    <meta:user-defined meta:name="Info 3"/>
    <meta:user-defined meta:name="Info 4"/>
  </office:meta>
</office:document-meta>
</file>